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62cm" svg:height="15.626cm" svg:x="1.005cm" svg:y="1.15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9-19T15:34:42.874449516</dc:date>
    <meta:editing-cycles>28</meta:editing-cycles>
    <meta:editing-duration>PT1H23M32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20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63cm" svg:height="15.627cm" xlink:href="." xlink:type="simple" chart:class="chart:scatter" chart:style-name="ch1">
        <chart:plot-area chart:style-name="ch2" chart:data-source-has-labels="both" svg:x="0.339cm" svg:y="1.843cm" svg:width="14.764cm" svg:height="13.472cm">
          <chartooo:coordinate-region svg:x="0.564cm" svg:y="2.122cm" svg:width="14.392cm" svg:height="12.915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7.197cm" svg:y="0.313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15.443cm" svg:y="7.97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z(5) </text:p>
              </table:table-cell>
              <table:table-cell office:value-type="float" office:value="7.65404249467096E-015">
                <text:p>7.65404249467096E-01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z(0) 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z(1) 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z(2) </text:p>
              </table:table-cell>
              <table:table-cell office:value-type="float" office:value="-4">
                <text:p>-4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z(3) </text:p>
              </table:table-cell>
              <table:table-cell office:value-type="float" office:value="-1.65327317884893E-015">
                <text:p>-1.65327317884893E-0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z(4) </text:p>
              </table:table-cell>
              <table:table-cell office:value-type="float" office:value="16">
                <text:p>16</text:p>
              </table:table-cell>
              <table:table-cell office:value-type="float" office:value="3.91886975727153E-015">
                <text:p>3.91886975727153E-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5404249467096E-015">
                <text:p>7.65404249467096E-01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